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7.1004in" svg:y="0in">
            <draw:object draw:notify-on-update-of-ranges="Sheet1.C4:Sheet1.C4 Sheet1.C5:Sheet1.C10 Sheet1.D4:Sheet1.D4 Sheet1.D5:Sheet1.D10 Sheet1.E4:Sheet1.E4 Sheet1.E5:Sheet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075in" svg:y="3.8008in">
            <draw:object draw:notify-on-update-of-ranges="Sheet1.C18:Sheet1.C18 Sheet1.C19:Sheet1.C19 Sheet1.D18:Sheet1.D18 Sheet1.D19:Sheet1.D19 Sheet1.E18:Sheet1.E18 Sheet1.E19:Sheet1.E19 Sheet1.F18:Sheet1.F18 Sheet1.F19:Sheet1.F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071in" svg:y="7.7535in">
            <draw:object draw:notify-on-update-of-ranges="Sheet1.C46:Sheet1.C46 Sheet1.C47:Sheet1.C52 Sheet1.D46:Sheet1.D46 Sheet1.D47:Sheet1.D52 Sheet1.E46:Sheet1.E46 Sheet1.E47:Sheet1.E52 Sheet1.F46:Sheet1.F46 Sheet1.F47:Sheet1.F52 Sheet1.G46:Sheet1.G46 Sheet1.G47:Sheet1.G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/>
          <table:table-cell office:value-type="string">
            <text:p>i7 total</text:p>
          </table:table-cell>
          <table:table-cell office:value-type="string">
            <text:p>xeon to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  <table:table-cell office:value-type="float" office:value="2.78">
            <text:p>2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7.75">
            <text:p>7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96">
            <text:p>6.96</text:p>
          </table:table-cell>
          <table:table-cell office:value-type="float" office:value="9.75">
            <text:p>9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8.17">
            <text:p>8.17</text:p>
          </table:table-cell>
          <table:table-cell office:value-type="float" office:value="8.14">
            <text:p>8.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0.23">
            <text:p>10.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12.45">
            <text:p>12.45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table:number-columns-spanned="4" table:number-rows-spanned="1">
            <text:p>i7</text:p>
          </table:table-cell>
          <table:covered-table-cell table:number-columns-repeated="3"/>
          <table:table-cell/>
        </table:table-row>
        <table:table-row table:style-name="ro2">
          <table:table-cell table:number-columns-repeated="2"/>
          <table:table-cell office:value-type="string">
            <text:p>original</text:p>
          </table:table-cell>
          <table:table-cell office:value-type="string">
            <text:p>seq opt</text:p>
          </table:table-cell>
          <table:table-cell office:value-type="string">
            <text:p>mpi</text:p>
          </table:table-cell>
          <table:table-cell office:value-type="string">
            <text:p>final</text:p>
          </table:table-cell>
          <table:table-cell/>
        </table:table-row>
        <table:table-row table:style-name="ro3">
          <table:table-cell table:number-columns-repeated="2"/>
          <table:table-cell table:formula="of:=14.3/14.3" office:value-type="float" office:value="1">
            <text:p>1</text:p>
          </table:table-cell>
          <table:table-cell table:style-name="ce2" table:formula="of:=14.3/7.6" office:value-type="float" office:value="1.88157894736842">
            <text:p>1.88</text:p>
          </table:table-cell>
          <table:table-cell table:style-name="ce2" table:formula="of:=14.3/8.1" office:value-type="float" office:value="1.76543209876543">
            <text:p>1.77</text:p>
          </table:table-cell>
          <table:table-cell table:style-name="ce2" table:formula="of:=14.3/2.24" office:value-type="float" office:value="6.38392857142857">
            <text:p>6.38</text:p>
          </table:table-cell>
          <table:table-cell/>
        </table:table-row>
        <table:table-row table:style-name="ro3" table:number-rows-repeated="5">
          <table:table-cell table:number-columns-repeated="7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final</text:p>
          </table:table-cell>
          <table:table-cell/>
          <table:table-cell office:value-type="string">
            <text:p>openmp</text:p>
          </table:table-cell>
          <table:table-cell/>
        </table:table-row>
        <table:table-row table:style-name="ro2">
          <table:table-cell table:number-columns-repeated="2"/>
          <table:table-cell/>
          <table:table-cell office:value-type="string">
            <text:p>i7 total final</text:p>
          </table:table-cell>
          <table:table-cell office:value-type="string">
            <text:p>xeon total final</text:p>
          </table:table-cell>
          <table:table-cell office:value-type="string">
            <text:p>i7 total naïve</text:p>
          </table:table-cell>
          <table:table-cell office:value-type="string">
            <text:p>xeon total naïve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  <table:table-cell office:value-type="float" office:value="2.78">
            <text:p>2.78</text:p>
          </table:table-cell>
          <table:table-cell office:value-type="float" office:value="7.6">
            <text:p>7.6</text:p>
          </table:table-cell>
          <table:table-cell office:value-type="float" office:value="8.27">
            <text:p>8.27</text:p>
          </table:table-cell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7.75">
            <text:p>7.75</text:p>
          </table:table-cell>
          <table:table-cell office:value-type="float" office:value="7.65">
            <text:p>7.65</text:p>
          </table:table-cell>
          <table:table-cell office:value-type="float" office:value="8.78">
            <text:p>8.78</text:p>
          </table:table-cell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6.96">
            <text:p>6.96</text:p>
          </table:table-cell>
          <table:table-cell office:value-type="float" office:value="9.75">
            <text:p>9.75</text:p>
          </table:table-cell>
          <table:table-cell office:value-type="float" office:value="8.2">
            <text:p>8.2</text:p>
          </table:table-cell>
          <table:table-cell office:value-type="float" office:value="9.17">
            <text:p>9.17</text:p>
          </table:table-cell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float" office:value="8.17">
            <text:p>8.17</text:p>
          </table:table-cell>
          <table:table-cell office:value-type="float" office:value="8.14">
            <text:p>8.14</text:p>
          </table:table-cell>
          <table:table-cell office:value-type="float" office:value="8.66">
            <text:p>8.66</text:p>
          </table:table-cell>
          <table:table-cell office:value-type="float" office:value="10.89">
            <text:p>10.89</text:p>
          </table:table-cell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0.23">
            <text:p>10.23</text:p>
          </table:table-cell>
          <table:table-cell/>
          <table:table-cell office:value-type="float" office:value="13.32">
            <text:p>13.32</text:p>
          </table:table-cell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12.45">
            <text:p>12.45</text:p>
          </table:table-cell>
          <table:table-cell/>
          <table:table-cell office:value-type="float" office:value="16.03">
            <text:p>16.03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ves</meta:initial-creator>
    <meta:creation-date>2013-07-02T11:30:06</meta:creation-date>
    <dc:date>2013-07-02T12:23:55</dc:date>
    <dc:creator>Jose Alves</dc:creator>
    <meta:editing-duration>PT42M42S</meta:editing-duration>
    <meta:editing-cycles>2</meta:editing-cycles>
    <meta:generator>LibreOffice/4.0.2.2$Linux_X86_64 LibreOffice_project/400m0$Build-2</meta:generator>
    <meta:document-statistic meta:table-count="1" meta:cell-count="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Sheet1.C4:Sheet1.E10" chart:data-source-has-labels="both" svg:x="1.33cm" svg:y="0.855cm" svg:width="11.178cm" svg:height="6.99cm">
          <chartooo:coordinate-region svg:x="1.951cm" svg:y="1.054cm" svg:width="10.37cm" svg:height="6.144cm"/>
          <chart:axis chart:dimension="x" chart:name="primary-x" chart:style-name="ch4" chartooo:axis-type="auto">
            <chartooo:date-scale/>
            <chart:title svg:x="6.134cm" svg:y="8.025cm" chart:style-name="ch5">
              <text:p># Threads</text:p>
            </chart:title>
            <chart:categories table:cell-range-address="Sheet1.C5:Sheet1.C10"/>
          </chart:axis>
          <chart:axis chart:dimension="y" chart:name="primary-y" chart:style-name="ch4">
            <chart:title svg:x="0.451cm" svg:y="4.95cm" chart:style-name="ch6">
              <text:p>Time(s)</text:p>
            </chart:title>
            <chart:grid chart:style-name="ch7" chart:class="major"/>
          </chart:axis>
          <chart:series chart:style-name="ch8" chart:values-cell-range-address="Sheet1.D5:Sheet1.D10" chart:label-cell-address="Sheet1.D4:Sheet1.D4" chart:class="chart:line">
            <chart:data-point chart:repeated="6"/>
          </chart:series>
          <chart:series chart:style-name="ch9" chart:values-cell-range-address="Sheet1.E5:Sheet1.E10" chart:label-cell-address="Sheet1.E4:Sheet1.E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7 total</text:p>
                <draw:g>
                  <svg:desc>Sheet1.D4:Sheet1.D4</svg:desc>
                </draw:g>
              </table:table-cell>
              <table:table-cell office:value-type="string">
                <text:p>xeon total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:Sheet1.C10</svg:desc>
                </draw:g>
              </table:table-cell>
              <table:table-cell office:value-type="float" office:value="2.24">
                <text:p>2.24</text:p>
                <draw:g>
                  <svg:desc>Sheet1.D5:Sheet1.D10</svg:desc>
                </draw:g>
              </table:table-cell>
              <table:table-cell office:value-type="float" office:value="2.78">
                <text:p>2.78</text:p>
                <draw:g>
                  <svg:desc>Sheet1.E5:Sheet1.E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">
                <text:p>4.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96">
                <text:p>6.9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17">
                <text:p>8.17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Speedups</text:p>
        </chart:title>
        <chart:legend svg:x="1.684cm" svg:y="7.915cm" style:legend-expansion="custom" chartooo:width="11.128cm" chartooo:height="1.084cm" style:legend-expansion-aspect-ratio="10.2656826568266" chart:style-name="ch3"/>
        <chart:plot-area chart:style-name="ch4" table:cell-range-address="Sheet1.C18:Sheet1.F19" chart:data-source-has-labels="row" svg:x="0.294cm" svg:y="1.635cm" svg:width="13.173cm" svg:height="6.765cm">
          <chartooo:coordinate-region svg:x="1.206cm" svg:y="1.835cm" svg:width="12.261cm" svg:height="6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19:Sheet1.C19" chart:label-cell-address="Sheet1.C18:Sheet1.C18" chart:class="chart:bar">
            <chart:data-point/>
          </chart:series>
          <chart:series chart:style-name="ch9" chart:values-cell-range-address="Sheet1.D19:Sheet1.D19" chart:label-cell-address="Sheet1.D18:Sheet1.D18" chart:class="chart:bar">
            <chart:data-point/>
          </chart:series>
          <chart:series chart:style-name="ch10" chart:values-cell-range-address="Sheet1.E19:Sheet1.E19" chart:label-cell-address="Sheet1.E18:Sheet1.E18" chart:class="chart:bar">
            <chart:data-point/>
          </chart:series>
          <chart:series chart:style-name="ch11" chart:values-cell-range-address="Sheet1.F19:Sheet1.F19" chart:label-cell-address="Sheet1.F18:Sheet1.F1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C18:Sheet1.C18</svg:desc>
                </draw:g>
              </table:table-cell>
              <table:table-cell office:value-type="string">
                <text:p>seq opt</text:p>
                <draw:g>
                  <svg:desc>Sheet1.D18:Sheet1.D18</svg:desc>
                </draw:g>
              </table:table-cell>
              <table:table-cell office:value-type="string">
                <text:p>mpi</text:p>
                <draw:g>
                  <svg:desc>Sheet1.E18:Sheet1.E18</svg:desc>
                </draw:g>
              </table:table-cell>
              <table:table-cell office:value-type="string">
                <text:p>final</text:p>
                <draw:g>
                  <svg:desc>Sheet1.F18:Sheet1.F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C19:Sheet1.C19</svg:desc>
                </draw:g>
              </table:table-cell>
              <table:table-cell office:value-type="float" office:value="1.88157894736842">
                <text:p>1.88157894736842</text:p>
                <draw:g>
                  <svg:desc>Sheet1.D19:Sheet1.D19</svg:desc>
                </draw:g>
              </table:table-cell>
              <table:table-cell office:value-type="float" office:value="1.76543209876543">
                <text:p>1.76543209876543</text:p>
                <draw:g>
                  <svg:desc>Sheet1.E19:Sheet1.E19</svg:desc>
                </draw:g>
              </table:table-cell>
              <table:table-cell office:value-type="float" office:value="6.38392857142857">
                <text:p>6.38392857142857</text:p>
                <draw:g>
                  <svg:desc>Sheet1.F19:Sheet1.F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5cm" svg:y="3.454cm" style:legend-expansion="high" chart:style-name="ch2"/>
        <chart:plot-area chart:style-name="ch3" table:cell-range-address="Sheet1.C46:Sheet1.G52" chart:data-source-has-labels="both" svg:x="0.742cm" svg:y="0.829cm" svg:width="11.737cm" svg:height="7.544cm">
          <chartooo:coordinate-region svg:x="1.363cm" svg:y="1.028cm" svg:width="10.929cm" svg:height="6.698cm"/>
          <chart:axis chart:dimension="x" chart:name="primary-x" chart:style-name="ch4" chartooo:axis-type="auto">
            <chartooo:date-scale/>
            <chart:title svg:x="6.01cm" svg:y="8.44cm" chart:style-name="ch5">
              <text:p>Time(s)</text:p>
            </chart:title>
            <chart:categories table:cell-range-address="Sheet1.C47:Sheet1.C52"/>
          </chart:axis>
          <chart:axis chart:dimension="y" chart:name="primary-y" chart:style-name="ch4">
            <chart:title svg:x="0cm" svg:y="5.558cm" chart:style-name="ch6">
              <text:p># of Threads</text:p>
            </chart:title>
            <chart:grid chart:style-name="ch7" chart:class="major"/>
          </chart:axis>
          <chart:series chart:style-name="ch8" chart:values-cell-range-address="Sheet1.D47:Sheet1.D52" chart:label-cell-address="Sheet1.D46:Sheet1.D46" chart:class="chart:line">
            <chart:data-point chart:repeated="6"/>
          </chart:series>
          <chart:series chart:style-name="ch9" chart:values-cell-range-address="Sheet1.E47:Sheet1.E52" chart:label-cell-address="Sheet1.E46:Sheet1.E46" chart:class="chart:line">
            <chart:data-point chart:repeated="6"/>
          </chart:series>
          <chart:series chart:style-name="ch10" chart:values-cell-range-address="Sheet1.F47:Sheet1.F52" chart:label-cell-address="Sheet1.F46:Sheet1.F46" chart:class="chart:line">
            <chart:data-point chart:repeated="6"/>
          </chart:series>
          <chart:series chart:style-name="ch11" chart:values-cell-range-address="Sheet1.G47:Sheet1.G52" chart:label-cell-address="Sheet1.G46:Sheet1.G4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7 total final</text:p>
                <draw:g>
                  <svg:desc>Sheet1.D46:Sheet1.D46</svg:desc>
                </draw:g>
              </table:table-cell>
              <table:table-cell office:value-type="string">
                <text:p>xeon total final</text:p>
                <draw:g>
                  <svg:desc>Sheet1.E46:Sheet1.E46</svg:desc>
                </draw:g>
              </table:table-cell>
              <table:table-cell office:value-type="string">
                <text:p>i7 total naïve</text:p>
                <draw:g>
                  <svg:desc>Sheet1.F46:Sheet1.F46</svg:desc>
                </draw:g>
              </table:table-cell>
              <table:table-cell office:value-type="string">
                <text:p>xeon total naïve</text:p>
                <draw:g>
                  <svg:desc>Sheet1.G46:Sheet1.G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7:Sheet1.C52</svg:desc>
                </draw:g>
              </table:table-cell>
              <table:table-cell office:value-type="float" office:value="2.24">
                <text:p>2.24</text:p>
                <draw:g>
                  <svg:desc>Sheet1.D47:Sheet1.D52</svg:desc>
                </draw:g>
              </table:table-cell>
              <table:table-cell office:value-type="float" office:value="2.78">
                <text:p>2.78</text:p>
                <draw:g>
                  <svg:desc>Sheet1.E47:Sheet1.E52</svg:desc>
                </draw:g>
              </table:table-cell>
              <table:table-cell office:value-type="float" office:value="7.6">
                <text:p>7.6</text:p>
                <draw:g>
                  <svg:desc>Sheet1.F47:Sheet1.F52</svg:desc>
                </draw:g>
              </table:table-cell>
              <table:table-cell office:value-type="float" office:value="8.27">
                <text:p>8.27</text:p>
                <draw:g>
                  <svg:desc>Sheet1.G47:Sheet1.G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">
                <text:p>4.4</text:p>
              </table:table-cell>
              <table:table-cell office:value-type="float" office:value="7.75">
                <text:p>7.75</text:p>
              </table:table-cell>
              <table:table-cell office:value-type="float" office:value="7.65">
                <text:p>7.65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96">
                <text:p>6.96</text:p>
              </table:table-cell>
              <table:table-cell office:value-type="float" office:value="9.75">
                <text:p>9.75</text:p>
              </table:table-cell>
              <table:table-cell office:value-type="float" office:value="8.2">
                <text:p>8.2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17">
                <text:p>8.17</text:p>
              </table:table-cell>
              <table:table-cell office:value-type="float" office:value="8.14">
                <text:p>8.14</text:p>
              </table:table-cell>
              <table:table-cell office:value-type="float" office:value="8.66">
                <text:p>8.66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  <table:table-cell office:value-type="float" office:value="16.03">
                <text:p>16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